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053284" officeooo:paragraph-rsid="0005328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0707f6" officeooo:paragraph-rsid="000707f6" style:font-size-asian="15.75pt" style:font-weight-asian="bold" style:font-size-complex="18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size="15pt" style:text-underline-style="none" fo:font-weight="normal" officeooo:rsid="00053284" officeooo:paragraph-rsid="00053284" style:font-size-asian="13.1000003814697pt" style:font-weight-asian="normal" style:font-size-complex="1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size="15pt" style:text-underline-style="none" fo:font-weight="normal" officeooo:rsid="000707f6" officeooo:paragraph-rsid="000707f6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0707f6" officeooo:paragraph-rsid="000707f6" style:font-size-asian="13.1000003814697pt" style:font-weight-asian="normal" style:font-size-complex="15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rial" fo:font-size="15pt" style:text-underline-style="none" fo:font-weight="normal" officeooo:rsid="000707f6" officeooo:paragraph-rsid="000707f6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0707f6" officeooo:paragraph-rsid="00082fc2" style:font-size-asian="13.1000003814697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5pt" style:text-underline-style="none" fo:font-weight="normal" officeooo:rsid="00082fc2" officeooo:paragraph-rsid="00082fc2" style:font-size-asian="13.1000003814697pt" style:font-weight-asian="normal" style:font-size-complex="15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5pt" style:text-underline-style="none" fo:font-weight="normal" officeooo:rsid="0008feb7" officeooo:paragraph-rsid="0008feb7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ize="18pt" style:text-underline-style="solid" style:text-underline-width="auto" style:text-underline-color="font-color" fo:font-weight="bold" officeooo:rsid="00082fc2" officeooo:paragraph-rsid="00082fc2" style:font-size-asian="15.75pt" style:font-weight-asian="bold" style:font-size-complex="18pt" style:font-weight-complex="bold"/>
    </style:style>
    <style:style style:name="P1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Arial" fo:font-size="15pt" style:text-underline-style="none" fo:font-weight="normal" officeooo:rsid="00082fc2" officeooo:paragraph-rsid="00082fc2" style:font-size-asian="13.1000003814697pt" style:font-weight-asian="normal" style:font-size-complex="15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fo:font-size="15pt" style:text-underline-style="none" fo:font-weight="normal" officeooo:rsid="000707f6" style:font-size-asian="13.1000003814697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s.js</text:p>
      <text:p text:style-name="P1"/>
      <text:list xml:id="list3840338311" text:style-name="L1">
        <text:list-item>
          <text:p text:style-name="P3">Anzahl der sichtbaren Knoten über document.getElementById(<text:span text:style-name="T1">svgCont</text:span>).childNodes</text:p>
        </text:list-item>
        <text:list-item>
          <text:p text:style-name="P4">neben Visibility der node-Instanz auch tatsächliche Sichtbarkeit über document.getElementById !== null</text:p>
        </text:list-item>
        <text:list-item>
          <text:p text:style-name="P4">toggleToAbstract / toggleToDetailed ändern nichts an der Anzahl der Sichtbaren Knoten</text:p>
        </text:list-item>
        <text:list-item>
          <text:p text:style-name="P4">prüfen, dass die sichtbaren Knoten auch über den unsichtbaren ForceGraph-Knoten liegen (diese liegen im globalen nodes-Array)</text:p>
        </text:list-item>
        <text:list-item>
          <text:p text:style-name="P8">hideNode-Funktion prüfen</text:p>
        </text:list-item>
        <text:list-item>
          <text:p text:style-name="P9">nach show/hide Größe der nodeMap prüfen, oder ob entsprechende Inhalte hinzugefügt wurden</text:p>
        </text:list-item>
        <text:list-item>
          <text:p text:style-name="P9">nach show prüfen, dass neue Knoten nicht aus dem svg-Container herausragen</text:p>
        </text:list-item>
      </text:list>
      <text:p text:style-name="P5"/>
      <text:p text:style-name="P5"/>
      <text:p text:style-name="P2">contextmenu.js</text:p>
      <text:p text:style-name="P2"/>
      <text:list xml:id="list3925422024" text:style-name="L2">
        <text:list-item>
          <text:p text:style-name="P6">Funktion zum Einfärben ausführen und über document.getElement… prüfen, ob Knoten/Kante entsprechende Farbe hat</text:p>
        </text:list-item>
      </text:list>
      <text:p text:style-name="P5"/>
      <text:p text:style-name="P5"/>
      <text:p text:style-name="P10">edges.js</text:p>
      <text:p text:style-name="P10"/>
      <text:list xml:id="list3437365484" text:style-name="L4">
        <text:list-item>
          <text:p text:style-name="P11">Sichtbarkeit über document.getElementById nach Ausführungen von showChildNodes/ hideNode</text:p>
        </text:list-item>
      </text:list>
      <text:p text:style-name="P7"/>
      <text:p text:style-name="P7"/>
      <text:p text:style-name="P10">jsonPars.js</text:p>
      <text:p text:style-name="P10"/>
      <text:list xml:id="list221911810198562" text:continue-numbering="true" text:style-name="L4">
        <text:list-item>
          <text:p text:style-name="P11">Anzahl der sichtbaren vor und nach der Ausführung der Suche (evtl. auch mit fehlerhafter Eingabe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51:46.076000000</meta:creation-date>
    <dc:date>2019-03-20T22:19:10.274000000</dc:date>
    <meta:editing-duration>PT6M54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4" meta:word-count="119" meta:character-count="922" meta:non-whitespace-character-count="827"/>
  </office:meta>
</office:document-meta>
</file>